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b77" officeooo:paragraph-rsid="00134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-proj-9sqYc4zS_rqlSXoCmK3hH33PaZbifTTgI6jJTCjDfNUTdghbCLbaDVGKdQwVvU36dqe64rEZH3T3BlbkFJ6oVbRH8spwD6FJe7hG4xdnGaghloJeRwI4NVeVfZ_0oL2a5fJFhk2AGRjTE1yPPdvbFcweORkA</text:p>
      <text:p text:style-name="Standard"/>
      <text:p text:style-name="Standard"/>
      <text:p text:style-name="P1">song;</text:p>
      <text:p text:style-name="P1">montagem,</text:p>
      <text:p text:style-name="P1">passo bem salto,</text:p>
      <text:p text:style-name="P1">andromeda,</text:p>
      <text:p text:style-name="P1">nac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22:13:35.386517300</meta:creation-date>
    <dc:date>2025-11-18T22:27:34.098672200</dc:date>
    <meta:editing-duration>PT6M18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6" meta:word-count="8" meta:character-count="209" meta:non-whitespace-character-count="207"/>
  </office:meta>
</office:document-meta>
</file>